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3" style:family="paragraph">
      <style:text-properties fo:font-size="12pt"/>
    </style:style>
    <style:style style:name="T1" style:family="text">
      <style:text-properties fo:color="#ffffff" fo:font-size="28pt" fo:language="pl" fo:country="PL" style:font-size-asian="28pt" style:language-asian="pl" style:country-asian="PL" style:font-size-complex="28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8cm" svg:height="16.851cm" svg:x="1cm" svg:y="0.695cm">
          <text:list text:style-name="L1">
            <text:list-header>
              <text:p text:style-name="P1"><text:span text:style-name="T1">1. Chrześcijanie klaszczcie w dłonie, alleluja!</text:span></text:p>
              <text:p text:style-name="P1"><text:span text:style-name="T1">Pan nasz dzisiaj zmartwychwstał! Alleluja!</text:span></text:p>
              <text:p text:style-name="P1"><text:span text:style-name="T1">Książę śmierci w hańbie tonie! Chrystus włada wraz,</text:span></text:p>
              <text:p text:style-name="P1"><text:span text:style-name="T1">przed zwycięzcą się pokłońmy, który zbawił nas.</text:span></text:p>
              <text:p text:style-name="P1"><text:span text:style-name="T1"><text:s text:c="2"/></text:span></text:p>
              <text:p text:style-name="P1"><text:span text:style-name="T1">2. Starłszy w proch szatana rogi, alleluja!</text:span></text:p>
              <text:p text:style-name="P1"><text:span text:style-name="T1">Pan nasz dzisiaj zmartwychwstał! Alleluja!</text:span></text:p>
              <text:p text:style-name="P1"><text:span text:style-name="T1">Złupił piekieł chciwe progi, wywiódł dusze z mąk,</text:span></text:p>
              <text:p text:style-name="P1"><text:span text:style-name="T1">hufiec ich anielski mnogi odprowadzał stąd.</text:span></text:p>
              <text:p text:style-name="P1"><text:span text:style-name="T1"><text:s text:c="2"/></text:span></text:p>
              <text:p text:style-name="P1"><text:span text:style-name="T1">3. Złość na wędę ułowiona! Alleluja!</text:span></text:p>
              <text:p text:style-name="P1"><text:span text:style-name="T1">Pan nasz dzisiaj zmartwychwstał! Alleluja!</text:span></text:p>
              <text:p text:style-name="P1"><text:span text:style-name="T1">Kiedy ciałem utuczona z krwi czerpała sił,</text:span></text:p>
              <text:p text:style-name="P1"><text:span text:style-name="T1">padła Bogiem porażona, co się w ciele krył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2" draw:layer="layout" svg:width="23.8cm" svg:height="12.111cm" svg:x="1cm" svg:y="2.795cm">
          <text:list text:style-name="L1">
            <text:list-header>
              <text:p text:style-name="P1"><text:span text:style-name="T1">4. Wzięty w jeństwo duch otchłani! Alleluja!</text:span></text:p>
            </text:list-header>
            <text:list-item>
              <text:p text:style-name="P1"><text:span text:style-name="T1">Pan nasz dzisiaj zmartwychwstał! Alleluja!</text:span></text:p>
            </text:list-item>
            <text:list-item>
              <text:p text:style-name="P1"><text:span text:style-name="T1">Idą z piekieł zratowani do niebieskich drzwi,</text:span></text:p>
            </text:list-item>
            <text:list-item>
              <text:p text:style-name="P1"><text:span text:style-name="T1">pieśnią, psalmem, hosannami niebo, ziemia brzmi.</text:span></text:p>
            </text:list-item>
            <text:list-item>
              <text:p text:style-name="P1"><text:span text:style-name="T1"><text:s text:c="2"/></text:span></text:p>
            </text:list-item>
            <text:list-item>
              <text:p text:style-name="P1"><text:span text:style-name="T1">5. Bogu Ojcu chwałę głoście! Alleluja!</text:span></text:p>
            </text:list-item>
            <text:list-item>
              <text:p text:style-name="P1"><text:span text:style-name="T1">Pan nasz dzisiaj zmartwychwstał! Alleluja!</text:span></text:p>
            </text:list-item>
            <text:list-item>
              <text:p text:style-name="P1"><text:span text:style-name="T1">Przed tron Zbawcy pienia wznoście, </text:span></text:p>
            </text:list-item>
            <text:list-item>
              <text:p text:style-name="P1"><text:span text:style-name="T1">proście Chrysta łask,</text:span></text:p>
            </text:list-item>
            <text:list-item>
              <text:p text:style-name="P1"><text:span text:style-name="T1">a Duchowi cześć niech roście jedna w każdy cza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8T18:22:28.95</dc:date>
    <meta:editing-cycles>46</meta:editing-cycles>
    <meta:editing-duration>PT6H14M18S</meta:editing-duration>
    <meta:generator>OpenOffice/4.1.1$Win32 OpenOffice.org_project/411m6$Build-9775</meta:generator>
    <meta:document-statistic meta:object-count="24"/>
  </office:meta>
</office:document-meta>
</file>